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80.7pt"/>
    </style:style>
    <style:style style:name="co5" style:family="table-column">
      <style:table-column-properties fo:break-before="auto" style:column-width="96.35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fo:background-color="#eeeeee" fo:border-left="0.74pt solid #000000" fo:border-right="0.99pt solid #000000" fo:border-top="0.74pt solid #000000"/>
    </style:style>
    <style:style style:name="ce2" style:family="table-cell" style:parent-style-name="Default">
      <style:table-cell-properties fo:border-bottom="none" fo:background-color="#eeeeee" fo:border-left="0.74pt solid #000000" fo:border-right="0.99pt solid #000000" fo:border-top="none"/>
    </style:style>
    <style:style style:name="ce3" style:family="table-cell" style:parent-style-name="Default">
      <style:table-cell-properties fo:border-bottom="0.74pt solid #000000" fo:background-color="#eeeeee" fo:border-left="0.74pt solid #000000" fo:border-right="0.99pt solid #000000" fo:border-top="none"/>
    </style:style>
    <style:style style:name="ce4" style:family="table-cell" style:parent-style-name="Default">
      <style:table-cell-properties fo:background-color="#eeeeee" fo:border="0.74pt solid #000000"/>
    </style:style>
    <style:style style:name="ce5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7" style:family="table-cell" style:parent-style-name="Default">
      <style:table-cell-properties fo:border-bottom="0.99pt solid #000000" fo:background-color="#eeeeee" fo:border-left="none" fo:border-right="none" fo:border-top="0.74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11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eeeeee"/>
    </style:style>
    <style:style style:name="ce13" style:family="table-cell" style:parent-style-name="Default" style:data-style-name="N2">
      <style:table-cell-properties fo:border-bottom="0.74pt solid #000000" fo:background-color="#eeeeee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ackground-color="#eeeee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20" style:family="table-cell" style:parent-style-name="Default" style:data-style-name="N2">
      <style:table-cell-properties fo:border-bottom="none" fo:background-color="#eeeeee" fo:border-left="none" fo:border-right="0.74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2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4.59pt" svg:height="187.57pt" svg:x="643.72pt" svg:y="17.23pt">
            <loext:p draw:notify-on-update-of-ranges="Sheet1.B10:Sheet1.G10 Sheet1.B10:Sheet1.G10 Sheet1.A11:Sheet1.A11 Sheet1.B11:Sheet1.G11 Sheet1.B10:Sheet1.G10 Sheet1.A12:Sheet1.A12 Sheet1.B12:Sheet1.G12 Sheet1.B10:Sheet1.G10 Sheet1.A13:Sheet1.A13 Sheet1.B13:Sheet1.G13 Sheet1.B10:Sheet1.G10 Sheet1.A14:Sheet1.A14 Sheet1.B14:Sheet1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94.65pt" svg:height="187.91pt" svg:x="642.98pt" svg:y="295.2pt">
            <loext:p draw:notify-on-update-of-ranges="Sheet1.C32:Sheet1.G32 Sheet1.C32:Sheet1.G32 Sheet1.A33:Sheet1.B33 Sheet1.C33:Sheet1.G33 Sheet1.C32:Sheet1.G32 Sheet1.A34:Sheet1.B34 Sheet1.C34:Sheet1.G34 Sheet1.C32:Sheet1.G32 Sheet1.A35:Sheet1.B35 Sheet1.C35:Sheet1.G35 Sheet1.C32:Sheet1.G32 Sheet1.A36:Sheet1.B36 Sheet1.C36:Sheet1.G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94.65pt" svg:height="187.91pt" svg:x="642.76pt" svg:y="596.38pt">
            <loext:p draw:notify-on-update-of-ranges="Sheet1.B56:Sheet1.G56 Sheet1.B56:Sheet1.G56 Sheet1.A57:Sheet1.A57 Sheet1.B57:Sheet1.G57 Sheet1.B56:Sheet1.G56 Sheet1.A58:Sheet1.A58 Sheet1.B58:Sheet1.G58 Sheet1.B56:Sheet1.G56 Sheet1.A59:Sheet1.A59 Sheet1.B59:Sheet1.G59 Sheet1.B56:Sheet1.G56 Sheet1.A60:Sheet1.A60 Sheet1.B60:Sheet1.G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94.65pt" svg:height="187.91pt" svg:x="647.52pt" svg:y="870.43pt">
            <loext:p draw:notify-on-update-of-ranges="Sheet1.B77:Sheet1.G77 Sheet1.B77:Sheet1.G77 Sheet1.A97:Sheet1.A97 Sheet1.B78:Sheet1.G78 Sheet1.B77:Sheet1.G77 Sheet1.A98:Sheet1.A98 Sheet1.B79:Sheet1.G79 Sheet1.B77:Sheet1.G77 Sheet1.A99:Sheet1.A99 Sheet1.B80:Sheet1.G80 Sheet1.B77:Sheet1.G77 Sheet1.A100:Sheet1.A100 Sheet1.B81:Sheet1.G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3248" calcext:value-type="float">
            <text:p>3248</text:p>
          </table:table-cell>
          <table:table-cell table:style-name="ce8" office:value-type="float" office:value="37019" calcext:value-type="float">
            <text:p>37019</text:p>
          </table:table-cell>
          <table:table-cell table:style-name="ce8" office:value-type="float" office:value="499440" calcext:value-type="float">
            <text:p>499440</text:p>
          </table:table-cell>
          <table:table-cell table:style-name="ce8" office:value-type="float" office:value="7387153" calcext:value-type="float">
            <text:p>7387153</text:p>
          </table:table-cell>
          <table:table-cell table:style-name="ce17" office:value-type="float" office:value="103494103" calcext:value-type="float">
            <text:p>10349410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8" office:value-type="float" office:value="6799" calcext:value-type="float">
            <text:p>6799</text:p>
          </table:table-cell>
          <table:table-cell table:style-name="ce8" office:value-type="float" office:value="64491" calcext:value-type="float">
            <text:p>64491</text:p>
          </table:table-cell>
          <table:table-cell table:style-name="ce8" office:value-type="float" office:value="738842" calcext:value-type="float">
            <text:p>738842</text:p>
          </table:table-cell>
          <table:table-cell table:style-name="ce8" office:value-type="float" office:value="9218526" calcext:value-type="float">
            <text:p>9218526</text:p>
          </table:table-cell>
          <table:table-cell table:style-name="ce8" office:value-type="float" office:value="107586920" calcext:value-type="float">
            <text:p>107586920</text:p>
          </table:table-cell>
          <table:table-cell table:style-name="ce17" office:value-type="float" office:value="1422963500" calcext:value-type="float">
            <text:p>14229635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8" office:value-type="float" office:value="2712" calcext:value-type="float">
            <text:p>2712</text:p>
          </table:table-cell>
          <table:table-cell table:style-name="ce8" office:value-type="float" office:value="39655" calcext:value-type="float">
            <text:p>39655</text:p>
          </table:table-cell>
          <table:table-cell table:style-name="ce8" office:value-type="float" office:value="529409" calcext:value-type="float">
            <text:p>529409</text:p>
          </table:table-cell>
          <table:table-cell table:style-name="ce8" office:value-type="float" office:value="6624769" calcext:value-type="float">
            <text:p>6624769</text:p>
          </table:table-cell>
          <table:table-cell table:style-name="ce8" office:value-type="float" office:value="78208060" calcext:value-type="float">
            <text:p>78208060</text:p>
          </table:table-cell>
          <table:table-cell table:style-name="ce17" office:value-type="float" office:value="896761200" calcext:value-type="float">
            <text:p>8967612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9" office:value-type="float" office:value="1158" calcext:value-type="float">
            <text:p>1158</text:p>
          </table:table-cell>
          <table:table-cell table:style-name="ce9" office:value-type="float" office:value="31617" calcext:value-type="float">
            <text:p>31617</text:p>
          </table:table-cell>
          <table:table-cell table:style-name="ce9" office:value-type="float" office:value="413683" calcext:value-type="float">
            <text:p>413683</text:p>
          </table:table-cell>
          <table:table-cell table:style-name="ce9" office:value-type="float" office:value="4732590" calcext:value-type="float">
            <text:p>4732590</text:p>
          </table:table-cell>
          <table:table-cell table:style-name="ce9" office:value-type="float" office:value="54916100" calcext:value-type="float">
            <text:p>54916100</text:p>
          </table:table-cell>
          <table:table-cell table:style-name="ce18" office:value-type="float" office:value="628672540" calcext:value-type="float">
            <text:p>62867254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 table:formula="of:=[.B4]/[.B4]" office:value-type="float" office:value="1" calcext:value-type="float">
            <text:p>1.00</text:p>
          </table:table-cell>
          <table:table-cell table:style-name="ce11" table:formula="of:=[.C4]/[.C4]" office:value-type="float" office:value="1" calcext:value-type="float">
            <text:p>1.00</text:p>
          </table:table-cell>
          <table:table-cell table:style-name="ce11" table:formula="of:=[.D4]/[.D4]" office:value-type="float" office:value="1" calcext:value-type="float">
            <text:p>1.00</text:p>
          </table:table-cell>
          <table:table-cell table:style-name="ce11" table:formula="of:=[.E4]/[.E4]" office:value-type="float" office:value="1" calcext:value-type="float">
            <text:p>1.00</text:p>
          </table:table-cell>
          <table:table-cell table:style-name="ce11" table:formula="of:=[.F4]/[.F4]" office:value-type="float" office:value="1" calcext:value-type="float">
            <text:p>1.00</text:p>
          </table:table-cell>
          <table:table-cell table:style-name="ce20" table:formula="of:=[.G4]/[.G4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 table:formula="of:=[.B5]/[.B4]" office:value-type="float" office:value="23.7727272727273" calcext:value-type="float">
            <text:p>23.77</text:p>
          </table:table-cell>
          <table:table-cell table:style-name="ce12" table:formula="of:=[.C5]/[.C4]" office:value-type="float" office:value="19.8556034482759" calcext:value-type="float">
            <text:p>19.86</text:p>
          </table:table-cell>
          <table:table-cell table:style-name="ce12" table:formula="of:=[.D5]/[.D4]" office:value-type="float" office:value="19.9584537669845" calcext:value-type="float">
            <text:p>19.96</text:p>
          </table:table-cell>
          <table:table-cell table:style-name="ce12" table:formula="of:=[.E5]/[.E4]" office:value-type="float" office:value="18.4577246516098" calcext:value-type="float">
            <text:p>18.46</text:p>
          </table:table-cell>
          <table:table-cell table:style-name="ce12" table:formula="of:=[.F5]/[.F4]" office:value-type="float" office:value="14.564057357415" calcext:value-type="float">
            <text:p>14.56</text:p>
          </table:table-cell>
          <table:table-cell table:style-name="ce21" table:formula="of:=[.G5]/[.G4]" office:value-type="float" office:value="13.74922298713" calcext:value-type="float">
            <text:p>13.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 table:formula="of:=[.B6]/[.B4]" office:value-type="float" office:value="9.48251748251748" calcext:value-type="float">
            <text:p>9.48</text:p>
          </table:table-cell>
          <table:table-cell table:style-name="ce12" table:formula="of:=[.C6]/[.C4]" office:value-type="float" office:value="12.2090517241379" calcext:value-type="float">
            <text:p>12.21</text:p>
          </table:table-cell>
          <table:table-cell table:style-name="ce12" table:formula="of:=[.D6]/[.D4]" office:value-type="float" office:value="14.3010075906967" calcext:value-type="float">
            <text:p>14.30</text:p>
          </table:table-cell>
          <table:table-cell table:style-name="ce12" table:formula="of:=[.E6]/[.E4]" office:value-type="float" office:value="13.264394121416" calcext:value-type="float">
            <text:p>13.26</text:p>
          </table:table-cell>
          <table:table-cell table:style-name="ce12" table:formula="of:=[.F6]/[.F4]" office:value-type="float" office:value="10.5870367108953" calcext:value-type="float">
            <text:p>10.59</text:p>
          </table:table-cell>
          <table:table-cell table:style-name="ce21" table:formula="of:=[.G6]/[.G4]" office:value-type="float" office:value="8.66485310762102" calcext:value-type="float">
            <text:p>8.6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 table:formula="of:=[.B7]/[.B4]" office:value-type="float" office:value="4.04895104895105" calcext:value-type="float">
            <text:p>4.05</text:p>
          </table:table-cell>
          <table:table-cell table:style-name="ce13" table:formula="of:=[.C7]/[.C4]" office:value-type="float" office:value="9.73429802955665" calcext:value-type="float">
            <text:p>9.73</text:p>
          </table:table-cell>
          <table:table-cell table:style-name="ce13" table:formula="of:=[.D7]/[.D4]" office:value-type="float" office:value="11.1748831681029" calcext:value-type="float">
            <text:p>11.17</text:p>
          </table:table-cell>
          <table:table-cell table:style-name="ce13" table:formula="of:=[.E7]/[.E4]" office:value-type="float" office:value="9.4757928880346" calcext:value-type="float">
            <text:p>9.48</text:p>
          </table:table-cell>
          <table:table-cell table:style-name="ce13" table:formula="of:=[.F7]/[.F4]" office:value-type="float" office:value="7.43400062243194" calcext:value-type="float">
            <text:p>7.43</text:p>
          </table:table-cell>
          <table:table-cell table:style-name="ce22" table:formula="of:=[.G7]/[.G4]" office:value-type="float" office:value="6.07447691971397" calcext:value-type="float">
            <text:p>6.07</text:p>
          </table:table-cell>
          <table:table-cell table:number-columns-repeated="7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8"/>
          <table:table-cell table:style-name="ce8" office:value-type="float" office:value="2601" calcext:value-type="float">
            <text:p>2601</text:p>
          </table:table-cell>
          <table:table-cell table:style-name="ce8" office:value-type="float" office:value="27285" calcext:value-type="float">
            <text:p>27285</text:p>
          </table:table-cell>
          <table:table-cell table:style-name="ce8" office:value-type="float" office:value="295350" calcext:value-type="float">
            <text:p>295350</text:p>
          </table:table-cell>
          <table:table-cell table:style-name="ce8" office:value-type="float" office:value="4151917" calcext:value-type="float">
            <text:p>4151917</text:p>
          </table:table-cell>
          <table:table-cell table:style-name="ce17" office:value-type="float" office:value="45982572" calcext:value-type="float">
            <text:p>4598257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8"/>
          <table:table-cell table:style-name="ce8" office:value-type="float" office:value="58505" calcext:value-type="float">
            <text:p>58505</text:p>
          </table:table-cell>
          <table:table-cell table:style-name="ce8" office:value-type="float" office:value="675096" calcext:value-type="float">
            <text:p>675096</text:p>
          </table:table-cell>
          <table:table-cell table:style-name="ce8" office:value-type="float" office:value="7694219" calcext:value-type="float">
            <text:p>7694219</text:p>
          </table:table-cell>
          <table:table-cell table:style-name="ce8" office:value-type="float" office:value="83772867" calcext:value-type="float">
            <text:p>83772867</text:p>
          </table:table-cell>
          <table:table-cell table:style-name="ce17" office:value-type="float" office:value="1100427533" calcext:value-type="float">
            <text:p>110042753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BtreeSet::remove()</text:p>
          </table:table-cell>
          <table:table-cell table:style-name="ce9"/>
          <table:table-cell table:style-name="ce9" office:value-type="float" office:value="26721" calcext:value-type="float">
            <text:p>26721</text:p>
          </table:table-cell>
          <table:table-cell table:style-name="ce9" office:value-type="float" office:value="439170" calcext:value-type="float">
            <text:p>439170</text:p>
          </table:table-cell>
          <table:table-cell table:style-name="ce9" office:value-type="float" office:value="4999133" calcext:value-type="float">
            <text:p>4999133</text:p>
          </table:table-cell>
          <table:table-cell table:style-name="ce9" office:value-type="float" office:value="60435785" calcext:value-type="float">
            <text:p>60435785</text:p>
          </table:table-cell>
          <table:table-cell table:style-name="ce18" office:value-type="float" office:value="693094050" calcext:value-type="float">
            <text:p>6930940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()</text:p>
          </table:table-cell>
          <table:table-cell table:style-name="ce8"/>
          <table:table-cell table:style-name="ce8" office:value-type="float" office:value="29578" calcext:value-type="float">
            <text:p>29578</text:p>
          </table:table-cell>
          <table:table-cell table:style-name="ce8" office:value-type="float" office:value="395113" calcext:value-type="float">
            <text:p>395113</text:p>
          </table:table-cell>
          <table:table-cell table:style-name="ce8" office:value-type="float" office:value="4364361" calcext:value-type="float">
            <text:p>4364361</text:p>
          </table:table-cell>
          <table:table-cell table:style-name="ce8" office:value-type="float" office:value="48433857" calcext:value-type="float">
            <text:p>48433857</text:p>
          </table:table-cell>
          <table:table-cell table:style-name="ce17" office:value-type="float" office:value="533221820" calcext:value-type="float">
            <text:p>53322182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/>
          <table:table-cell table:style-name="ce11" table:formula="of:=[.C26]/[.C26]" office:value-type="float" office:value="1" calcext:value-type="float">
            <text:p>1.00</text:p>
          </table:table-cell>
          <table:table-cell table:style-name="ce11" table:formula="of:=[.D26]/[.D26]" office:value-type="float" office:value="1" calcext:value-type="float">
            <text:p>1.00</text:p>
          </table:table-cell>
          <table:table-cell table:style-name="ce11" table:formula="of:=[.E26]/[.E26]" office:value-type="float" office:value="1" calcext:value-type="float">
            <text:p>1.00</text:p>
          </table:table-cell>
          <table:table-cell table:style-name="ce11" table:formula="of:=[.F26]/[.F26]" office:value-type="float" office:value="1" calcext:value-type="float">
            <text:p>1.00</text:p>
          </table:table-cell>
          <table:table-cell table:style-name="ce20" table:formula="of:=[.G26]/[.G26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/>
          <table:table-cell table:style-name="ce12" table:formula="of:=[.C27]/[.C26]" office:value-type="float" office:value="22.4932718185313" calcext:value-type="float">
            <text:p>22.49</text:p>
          </table:table-cell>
          <table:table-cell table:style-name="ce12" table:formula="of:=[.D27]/[.D26]" office:value-type="float" office:value="24.7423859263331" calcext:value-type="float">
            <text:p>24.74</text:p>
          </table:table-cell>
          <table:table-cell table:style-name="ce12" table:formula="of:=[.E27]/[.E26]" office:value-type="float" office:value="26.0511901134247" calcext:value-type="float">
            <text:p>26.05</text:p>
          </table:table-cell>
          <table:table-cell table:style-name="ce12" table:formula="of:=[.F27]/[.F26]" office:value-type="float" office:value="20.1769127369357" calcext:value-type="float">
            <text:p>20.18</text:p>
          </table:table-cell>
          <table:table-cell table:style-name="ce21" table:formula="of:=[.G27]/[.G26]" office:value-type="float" office:value="23.9314045547517" calcext:value-type="float">
            <text:p>23.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/>
          <table:table-cell table:style-name="ce12" table:formula="of:=[.C28]/[.C26]" office:value-type="float" office:value="10.2733564013841" calcext:value-type="float">
            <text:p>10.27</text:p>
          </table:table-cell>
          <table:table-cell table:style-name="ce12" table:formula="of:=[.D28]/[.D26]" office:value-type="float" office:value="16.0956569543705" calcext:value-type="float">
            <text:p>16.10</text:p>
          </table:table-cell>
          <table:table-cell table:style-name="ce12" table:formula="of:=[.E28]/[.E26]" office:value-type="float" office:value="16.9261317081429" calcext:value-type="float">
            <text:p>16.93</text:p>
          </table:table-cell>
          <table:table-cell table:style-name="ce12" table:formula="of:=[.F28]/[.F26]" office:value-type="float" office:value="14.5561158857463" calcext:value-type="float">
            <text:p>14.56</text:p>
          </table:table-cell>
          <table:table-cell table:style-name="ce21" table:formula="of:=[.G28]/[.G26]" office:value-type="float" office:value="15.0729726471151" calcext:value-type="float">
            <text:p>15.0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/>
          <table:table-cell table:style-name="ce13" table:formula="of:=[.C29]/[.C26]" office:value-type="float" office:value="11.3717800845829" calcext:value-type="float">
            <text:p>11.37</text:p>
          </table:table-cell>
          <table:table-cell table:style-name="ce13" table:formula="of:=[.D29]/[.D26]" office:value-type="float" office:value="14.4809602345611" calcext:value-type="float">
            <text:p>14.48</text:p>
          </table:table-cell>
          <table:table-cell table:style-name="ce13" table:formula="of:=[.E29]/[.E26]" office:value-type="float" office:value="14.7769121381412" calcext:value-type="float">
            <text:p>14.78</text:p>
          </table:table-cell>
          <table:table-cell table:style-name="ce13" table:formula="of:=[.F29]/[.F26]" office:value-type="float" office:value="11.6654203347514" calcext:value-type="float">
            <text:p>11.67</text:p>
          </table:table-cell>
          <table:table-cell table:style-name="ce22" table:formula="of:=[.G29]/[.G26]" office:value-type="float" office:value="11.5961721323461" calcext:value-type="float">
            <text:p>11.6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Refill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eardownTree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813" calcext:value-type="float">
            <text:p>1813</text:p>
          </table:table-cell>
          <table:table-cell table:style-name="ce8" office:value-type="float" office:value="25982" calcext:value-type="float">
            <text:p>25982</text:p>
          </table:table-cell>
          <table:table-cell table:style-name="ce8" office:value-type="float" office:value="765309" calcext:value-type="float">
            <text:p>765309</text:p>
          </table:table-cell>
          <table:table-cell table:style-name="ce17" office:value-type="float" office:value="8477624" calcext:value-type="float">
            <text:p>84776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reap</text:p>
          </table:table-cell>
          <table:table-cell table:style-name="ce8" office:value-type="float" office:value="3736" calcext:value-type="float">
            <text:p>3736</text:p>
          </table:table-cell>
          <table:table-cell table:style-name="ce8" office:value-type="float" office:value="34896" calcext:value-type="float">
            <text:p>34896</text:p>
          </table:table-cell>
          <table:table-cell table:style-name="ce8" office:value-type="float" office:value="371154" calcext:value-type="float">
            <text:p>371154</text:p>
          </table:table-cell>
          <table:table-cell table:style-name="ce8" office:value-type="float" office:value="4869787" calcext:value-type="float">
            <text:p>4869787</text:p>
          </table:table-cell>
          <table:table-cell table:style-name="ce8" office:value-type="float" office:value="48067904" calcext:value-type="float">
            <text:p>48067904</text:p>
          </table:table-cell>
          <table:table-cell table:style-name="ce17" office:value-type="float" office:value="482617333" calcext:value-type="float">
            <text:p>48261733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treeSet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68589" calcext:value-type="float">
            <text:p>68589</text:p>
          </table:table-cell>
          <table:table-cell table:style-name="ce8" office:value-type="float" office:value="817962" calcext:value-type="float">
            <text:p>817962</text:p>
          </table:table-cell>
          <table:table-cell table:style-name="ce8" office:value-type="float" office:value="10848964" calcext:value-type="float">
            <text:p>10848964</text:p>
          </table:table-cell>
          <table:table-cell table:style-name="ce17" office:value-type="float" office:value="125584150" calcext:value-type="float">
            <text:p>12558415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ardownTree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813" calcext:value-type="float">
            <text:p>1813</text:p>
          </table:table-cell>
          <table:table-cell table:style-name="ce9" office:value-type="float" office:value="25982" calcext:value-type="float">
            <text:p>25982</text:p>
          </table:table-cell>
          <table:table-cell table:style-name="ce9" office:value-type="float" office:value="765309" calcext:value-type="float">
            <text:p>765309</text:p>
          </table:table-cell>
          <table:table-cell table:style-name="ce18" office:value-type="float" office:value="8477624" calcext:value-type="float">
            <text:p>8477624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8" table:formula="of:=[.B4]-[.B41]" office:value-type="float" office:value="263" calcext:value-type="float">
            <text:p>263</text:p>
          </table:table-cell>
          <table:table-cell table:style-name="ce8" table:formula="of:=[.C4]-[.C41]" office:value-type="float" office:value="3091" calcext:value-type="float">
            <text:p>3091</text:p>
          </table:table-cell>
          <table:table-cell table:style-name="ce8" table:formula="of:=[.D4]-[.D41]" office:value-type="float" office:value="35206" calcext:value-type="float">
            <text:p>35206</text:p>
          </table:table-cell>
          <table:table-cell table:style-name="ce8" table:formula="of:=[.E4]-[.E41]" office:value-type="float" office:value="473458" calcext:value-type="float">
            <text:p>473458</text:p>
          </table:table-cell>
          <table:table-cell table:style-name="ce8" table:formula="of:=[.F4]-[.F41]" office:value-type="float" office:value="6621844" calcext:value-type="float">
            <text:p>6621844</text:p>
          </table:table-cell>
          <table:table-cell table:style-name="ce17" table:formula="of:=[.G4]-[.G41]" office:value-type="float" office:value="95016479" calcext:value-type="float">
            <text:p>9501647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8" table:formula="of:=[.B5]-[.B42]" office:value-type="float" office:value="3063" calcext:value-type="float">
            <text:p>3063</text:p>
          </table:table-cell>
          <table:table-cell table:style-name="ce8" table:formula="of:=[.C5]-[.C42]" office:value-type="float" office:value="29595" calcext:value-type="float">
            <text:p>29595</text:p>
          </table:table-cell>
          <table:table-cell table:style-name="ce8" table:formula="of:=[.D5]-[.D42]" office:value-type="float" office:value="367688" calcext:value-type="float">
            <text:p>367688</text:p>
          </table:table-cell>
          <table:table-cell table:style-name="ce8" table:formula="of:=[.E5]-[.E42]" office:value-type="float" office:value="4348739" calcext:value-type="float">
            <text:p>4348739</text:p>
          </table:table-cell>
          <table:table-cell table:style-name="ce8" table:formula="of:=[.F5]-[.F42]" office:value-type="float" office:value="59519016" calcext:value-type="float">
            <text:p>59519016</text:p>
          </table:table-cell>
          <table:table-cell table:style-name="ce17" table:formula="of:=[.G5]-[.G42]" office:value-type="float" office:value="940346167" calcext:value-type="float">
            <text:p>94034616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8" table:formula="of:=[.B6]-[.B43]" office:value-type="float" office:value="2085" calcext:value-type="float">
            <text:p>2085</text:p>
          </table:table-cell>
          <table:table-cell table:style-name="ce8" table:formula="of:=[.C6]-[.C43]" office:value-type="float" office:value="33559" calcext:value-type="float">
            <text:p>33559</text:p>
          </table:table-cell>
          <table:table-cell table:style-name="ce8" table:formula="of:=[.D6]-[.D43]" office:value-type="float" office:value="460820" calcext:value-type="float">
            <text:p>460820</text:p>
          </table:table-cell>
          <table:table-cell table:style-name="ce8" table:formula="of:=[.E6]-[.E43]" office:value-type="float" office:value="5806807" calcext:value-type="float">
            <text:p>5806807</text:p>
          </table:table-cell>
          <table:table-cell table:style-name="ce8" table:formula="of:=[.F6]-[.F43]" office:value-type="float" office:value="67359096" calcext:value-type="float">
            <text:p>67359096</text:p>
          </table:table-cell>
          <table:table-cell table:style-name="ce17" table:formula="of:=[.G6]-[.G43]" office:value-type="float" office:value="771177050" calcext:value-type="float">
            <text:p>77117705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9" table:formula="of:=[.B7]-[.B44]" office:value-type="float" office:value="1135" calcext:value-type="float">
            <text:p>1135</text:p>
          </table:table-cell>
          <table:table-cell table:style-name="ce9" table:formula="of:=[.C7]-[.C44]" office:value-type="float" office:value="31460" calcext:value-type="float">
            <text:p>31460</text:p>
          </table:table-cell>
          <table:table-cell table:style-name="ce9" table:formula="of:=[.D7]-[.D44]" office:value-type="float" office:value="411870" calcext:value-type="float">
            <text:p>411870</text:p>
          </table:table-cell>
          <table:table-cell table:style-name="ce9" table:formula="of:=[.E7]-[.E44]" office:value-type="float" office:value="4706608" calcext:value-type="float">
            <text:p>4706608</text:p>
          </table:table-cell>
          <table:table-cell table:style-name="ce9" table:formula="of:=[.F7]-[.F44]" office:value-type="float" office:value="54150791" calcext:value-type="float">
            <text:p>54150791</text:p>
          </table:table-cell>
          <table:table-cell table:style-name="ce18" table:formula="of:=[.G7]-[.G44]" office:value-type="float" office:value="620194916" calcext:value-type="float">
            <text:p>6201949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/>
          <table:table-cell table:style-name="ce15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 table:formula="of:=[.B50]/[.B50]" office:value-type="float" office:value="1" calcext:value-type="float">
            <text:p>1.00</text:p>
          </table:table-cell>
          <table:table-cell table:style-name="ce11" table:formula="of:=[.C50]/[.C50]" office:value-type="float" office:value="1" calcext:value-type="float">
            <text:p>1.00</text:p>
          </table:table-cell>
          <table:table-cell table:style-name="ce11" table:formula="of:=[.D50]/[.D50]" office:value-type="float" office:value="1" calcext:value-type="float">
            <text:p>1.00</text:p>
          </table:table-cell>
          <table:table-cell table:style-name="ce11" table:formula="of:=[.E50]/[.E50]" office:value-type="float" office:value="1" calcext:value-type="float">
            <text:p>1.00</text:p>
          </table:table-cell>
          <table:table-cell table:style-name="ce11" table:formula="of:=[.F50]/[.F50]" office:value-type="float" office:value="1" calcext:value-type="float">
            <text:p>1.00</text:p>
          </table:table-cell>
          <table:table-cell table:style-name="ce20" table:formula="of:=[.G50]/[.G50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 table:formula="of:=[.B51]/[.B50]" office:value-type="float" office:value="11.6463878326996" calcext:value-type="float">
            <text:p>11.65</text:p>
          </table:table-cell>
          <table:table-cell table:style-name="ce12" table:formula="of:=[.C51]/[.C50]" office:value-type="float" office:value="9.57457133613717" calcext:value-type="float">
            <text:p>9.57</text:p>
          </table:table-cell>
          <table:table-cell table:style-name="ce12" table:formula="of:=[.D51]/[.D50]" office:value-type="float" office:value="10.4439016076805" calcext:value-type="float">
            <text:p>10.44</text:p>
          </table:table-cell>
          <table:table-cell table:style-name="ce12" table:formula="of:=[.E51]/[.E50]" office:value-type="float" office:value="9.18505759750601" calcext:value-type="float">
            <text:p>9.19</text:p>
          </table:table-cell>
          <table:table-cell table:style-name="ce12" table:formula="of:=[.F51]/[.F50]" office:value-type="float" office:value="8.98828423019328" calcext:value-type="float">
            <text:p>8.99</text:p>
          </table:table-cell>
          <table:table-cell table:style-name="ce21" table:formula="of:=[.G51]/[.G50]" office:value-type="float" office:value="9.89666399867333" calcext:value-type="float">
            <text:p>9.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 table:formula="of:=[.B52]/[.B50]" office:value-type="float" office:value="7.9277566539924" calcext:value-type="float">
            <text:p>7.93</text:p>
          </table:table-cell>
          <table:table-cell table:style-name="ce12" table:formula="of:=[.C52]/[.C50]" office:value-type="float" office:value="10.8570042057587" calcext:value-type="float">
            <text:p>10.86</text:p>
          </table:table-cell>
          <table:table-cell table:style-name="ce12" table:formula="of:=[.D52]/[.D50]" office:value-type="float" office:value="13.0892461512242" calcext:value-type="float">
            <text:p>13.09</text:p>
          </table:table-cell>
          <table:table-cell table:style-name="ce12" table:formula="of:=[.E52]/[.E50]" office:value-type="float" office:value="12.264671839952" calcext:value-type="float">
            <text:p>12.26</text:p>
          </table:table-cell>
          <table:table-cell table:style-name="ce12" table:formula="of:=[.F52]/[.F50]" office:value-type="float" office:value="10.1722565496862" calcext:value-type="float">
            <text:p>10.17</text:p>
          </table:table-cell>
          <table:table-cell table:style-name="ce21" table:formula="of:=[.G52]/[.G50]" office:value-type="float" office:value="8.11624528835677" calcext:value-type="float">
            <text:p>8.12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 table:formula="of:=[.B53]/[.B50]" office:value-type="float" office:value="4.31558935361217" calcext:value-type="float">
            <text:p>4.32</text:p>
          </table:table-cell>
          <table:table-cell table:style-name="ce13" table:formula="of:=[.C53]/[.C50]" office:value-type="float" office:value="10.1779359430605" calcext:value-type="float">
            <text:p>10.18</text:p>
          </table:table-cell>
          <table:table-cell table:style-name="ce13" table:formula="of:=[.D53]/[.D50]" office:value-type="float" office:value="11.6988581491791" calcext:value-type="float">
            <text:p>11.70</text:p>
          </table:table-cell>
          <table:table-cell table:style-name="ce13" table:formula="of:=[.E53]/[.E50]" office:value-type="float" office:value="9.94091978591554" calcext:value-type="float">
            <text:p>9.94</text:p>
          </table:table-cell>
          <table:table-cell table:style-name="ce13" table:formula="of:=[.F53]/[.F50]" office:value-type="float" office:value="8.17759992533802" calcext:value-type="float">
            <text:p>8.18</text:p>
          </table:table-cell>
          <table:table-cell table:style-name="ce22" table:formula="of:=[.G53]/[.G50]" office:value-type="float" office:value="6.5272353019943" calcext:value-type="float">
            <text:p>6.53</text:p>
          </table:table-cell>
          <table:table-cell table:number-columns-repeated="7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8"/>
          <table:table-cell table:style-name="ce8" table:formula="of:=[.C26]-[.C41]" office:value-type="float" office:value="2444" calcext:value-type="float">
            <text:p>2444</text:p>
          </table:table-cell>
          <table:table-cell table:style-name="ce8" table:formula="of:=[.D26]-[.D41]" office:value-type="float" office:value="25472" calcext:value-type="float">
            <text:p>25472</text:p>
          </table:table-cell>
          <table:table-cell table:style-name="ce8" table:formula="of:=[.E26]-[.E41]" office:value-type="float" office:value="269368" calcext:value-type="float">
            <text:p>269368</text:p>
          </table:table-cell>
          <table:table-cell table:style-name="ce8" table:formula="of:=[.F26]-[.F41]" office:value-type="float" office:value="3386608" calcext:value-type="float">
            <text:p>3386608</text:p>
          </table:table-cell>
          <table:table-cell table:style-name="ce17" table:formula="of:=[.G26]-[.G41]" office:value-type="float" office:value="37504948" calcext:value-type="float">
            <text:p>3750494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8"/>
          <table:table-cell table:style-name="ce8" table:formula="of:=[.C27]-[.C42]" office:value-type="float" office:value="23609" calcext:value-type="float">
            <text:p>23609</text:p>
          </table:table-cell>
          <table:table-cell table:style-name="ce8" table:formula="of:=[.D27]-[.D42]" office:value-type="float" office:value="303942" calcext:value-type="float">
            <text:p>303942</text:p>
          </table:table-cell>
          <table:table-cell table:style-name="ce8" table:formula="of:=[.E27]-[.E42]" office:value-type="float" office:value="2824432" calcext:value-type="float">
            <text:p>2824432</text:p>
          </table:table-cell>
          <table:table-cell table:style-name="ce8" table:formula="of:=[.F27]-[.F42]" office:value-type="float" office:value="35704963" calcext:value-type="float">
            <text:p>35704963</text:p>
          </table:table-cell>
          <table:table-cell table:style-name="ce17" table:formula="of:=[.G27]-[.G42]" office:value-type="float" office:value="617810200" calcext:value-type="float">
            <text:p>6178102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8"/>
          <table:table-cell table:style-name="ce8" table:formula="of:=[.C28]-[.C43]" office:value-type="float" office:value="20625" calcext:value-type="float">
            <text:p>20625</text:p>
          </table:table-cell>
          <table:table-cell table:style-name="ce8" table:formula="of:=[.D28]-[.D43]" office:value-type="float" office:value="370581" calcext:value-type="float">
            <text:p>370581</text:p>
          </table:table-cell>
          <table:table-cell table:style-name="ce8" table:formula="of:=[.E28]-[.E43]" office:value-type="float" office:value="4181171" calcext:value-type="float">
            <text:p>4181171</text:p>
          </table:table-cell>
          <table:table-cell table:style-name="ce8" table:formula="of:=[.F28]-[.F43]" office:value-type="float" office:value="49586821" calcext:value-type="float">
            <text:p>49586821</text:p>
          </table:table-cell>
          <table:table-cell table:style-name="ce17" table:formula="of:=[.G28]-[.G43]" office:value-type="float" office:value="567509900" calcext:value-type="float">
            <text:p>56750990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9"/>
          <table:table-cell table:style-name="ce9" table:formula="of:=[.C29]-[.C44]" office:value-type="float" office:value="29421" calcext:value-type="float">
            <text:p>29421</text:p>
          </table:table-cell>
          <table:table-cell table:style-name="ce9" table:formula="of:=[.D29]-[.D44]" office:value-type="float" office:value="393300" calcext:value-type="float">
            <text:p>393300</text:p>
          </table:table-cell>
          <table:table-cell table:style-name="ce9" table:formula="of:=[.E29]-[.E44]" office:value-type="float" office:value="4338379" calcext:value-type="float">
            <text:p>4338379</text:p>
          </table:table-cell>
          <table:table-cell table:style-name="ce9" table:formula="of:=[.F29]-[.F44]" office:value-type="float" office:value="47668548" calcext:value-type="float">
            <text:p>47668548</text:p>
          </table:table-cell>
          <table:table-cell table:style-name="ce18" table:formula="of:=[.G29]-[.G44]" office:value-type="float" office:value="524744196" calcext:value-type="float">
            <text:p>5247441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/>
          <table:table-cell table:style-name="ce15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/>
          <table:table-cell table:style-name="ce11" table:formula="of:=[.C71]/[.C71]" office:value-type="float" office:value="1" calcext:value-type="float">
            <text:p>1.00</text:p>
          </table:table-cell>
          <table:table-cell table:style-name="ce11" table:formula="of:=[.D71]/[.D71]" office:value-type="float" office:value="1" calcext:value-type="float">
            <text:p>1.00</text:p>
          </table:table-cell>
          <table:table-cell table:style-name="ce11" table:formula="of:=[.E71]/[.E71]" office:value-type="float" office:value="1" calcext:value-type="float">
            <text:p>1.00</text:p>
          </table:table-cell>
          <table:table-cell table:style-name="ce11" table:formula="of:=[.F71]/[.F71]" office:value-type="float" office:value="1" calcext:value-type="float">
            <text:p>1.00</text:p>
          </table:table-cell>
          <table:table-cell table:style-name="ce20" table:formula="of:=[.G71]/[.G71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/>
          <table:table-cell table:style-name="ce12" table:formula="of:=[.C72]/[.C71]" office:value-type="float" office:value="9.65998363338789" calcext:value-type="float">
            <text:p>9.66</text:p>
          </table:table-cell>
          <table:table-cell table:style-name="ce12" table:formula="of:=[.D72]/[.D71]" office:value-type="float" office:value="11.9323963567839" calcext:value-type="float">
            <text:p>11.93</text:p>
          </table:table-cell>
          <table:table-cell table:style-name="ce12" table:formula="of:=[.E72]/[.E71]" office:value-type="float" office:value="10.4854028689377" calcext:value-type="float">
            <text:p>10.49</text:p>
          </table:table-cell>
          <table:table-cell table:style-name="ce12" table:formula="of:=[.F72]/[.F71]" office:value-type="float" office:value="10.5429866698478" calcext:value-type="float">
            <text:p>10.54</text:p>
          </table:table-cell>
          <table:table-cell table:style-name="ce21" table:formula="of:=[.G72]/[.G71]" office:value-type="float" office:value="16.4727651402156" calcext:value-type="float">
            <text:p>16.4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/>
          <table:table-cell table:style-name="ce12" table:formula="of:=[.C73]/[.C71]" office:value-type="float" office:value="8.43903436988543" calcext:value-type="float">
            <text:p>8.44</text:p>
          </table:table-cell>
          <table:table-cell table:style-name="ce12" table:formula="of:=[.D73]/[.D71]" office:value-type="float" office:value="14.5485631281407" calcext:value-type="float">
            <text:p>14.55</text:p>
          </table:table-cell>
          <table:table-cell table:style-name="ce12" table:formula="of:=[.E73]/[.E71]" office:value-type="float" office:value="15.5221518517419" calcext:value-type="float">
            <text:p>15.52</text:p>
          </table:table-cell>
          <table:table-cell table:style-name="ce12" table:formula="of:=[.F73]/[.F71]" office:value-type="float" office:value="14.6420314958212" calcext:value-type="float">
            <text:p>14.64</text:p>
          </table:table-cell>
          <table:table-cell table:style-name="ce21" table:formula="of:=[.G73]/[.G71]" office:value-type="float" office:value="15.1316007690505" calcext:value-type="float">
            <text:p>15.1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/>
          <table:table-cell table:style-name="ce13" table:formula="of:=[.C74]/[.C71]" office:value-type="float" office:value="12.0380523731588" calcext:value-type="float">
            <text:p>12.04</text:p>
          </table:table-cell>
          <table:table-cell table:style-name="ce13" table:formula="of:=[.D74]/[.D71]" office:value-type="float" office:value="15.4404836683417" calcext:value-type="float">
            <text:p>15.44</text:p>
          </table:table-cell>
          <table:table-cell table:style-name="ce13" table:formula="of:=[.E74]/[.E71]" office:value-type="float" office:value="16.1057698019067" calcext:value-type="float">
            <text:p>16.11</text:p>
          </table:table-cell>
          <table:table-cell table:style-name="ce13" table:formula="of:=[.F74]/[.F71]" office:value-type="float" office:value="14.0756024907518" calcext:value-type="float">
            <text:p>14.08</text:p>
          </table:table-cell>
          <table:table-cell table:style-name="ce22" table:formula="of:=[.G74]/[.G71]" office:value-type="float" office:value="13.991332450321" calcext:value-type="float">
            <text:p>13.99</text:p>
          </table:table-cell>
          <table:table-cell table:number-columns-repeated="7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2"/>
          <table:table-cell table:style-name="ce1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 Unicode" style:font-family-complex="'Lucida Sans Unicode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23:23:36.5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6:20:42.476000000</meta:creation-date>
    <meta:editing-duration>PT2H27M12S</meta:editing-duration>
    <meta:editing-cycles>21</meta:editing-cycles>
    <meta:generator>LibreOffice/5.2.3.3$Windows_x86 LibreOffice_project/d54a8868f08a7b39642414cf2c8ef2f228f780cf</meta:generator>
    <dc:date>2016-12-10T23:30:18.058000000</dc:date>
    <meta:document-statistic meta:table-count="1" meta:cell-count="3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row-mapping="0 1 2 3" chart:style-name="ch1">
        <chart:title svg:x="4.131cm" svg:y="0.268cm" chart:style-name="ch2">
          <text:p>Full refill/teardown in bulks of 1000 items</text:p>
        </chart:title>
        <chart:legend chart:legend-position="end" svg:x="11.503cm" svg:y="2.269cm" style:legend-expansion="high" chart:style-name="ch3"/>
        <chart:plot-area chart:style-name="ch4" table:cell-range-address="Sheet1.A32:Sheet1.G36" chart:data-source-has-labels="both" svg:x="1.387cm" svg:y="1.285cm" svg:width="9.767cm" svg:height="4.205cm">
          <chartooo:coordinate-region svg:x="2.485cm" svg:y="1.484cm" svg:width="7.926cm" svg:height="3.359cm"/>
          <chart:axis chart:dimension="x" chart:name="primary-x" chart:style-name="ch5" chartooo:axis-type="auto">
            <chart:title svg:x="6.094cm" svg:y="5.623cm" chart:style-name="ch6">
              <text:p>N</text:p>
            </chart:title>
            <chart:categories table:cell-range-address="Sheet1.C32:Sheet1.G32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C33:Sheet1.G33" chart:label-cell-address="Sheet1.A33:Sheet1.B33" chart:class="chart:scatter">
            <chart:domain table:cell-range-address="Sheet1.C32:Sheet1.G32"/>
            <chart:data-point chart:repeated="5"/>
          </chart:series>
          <chart:series chart:style-name="ch11" chart:values-cell-range-address="Sheet1.C34:Sheet1.G34" chart:label-cell-address="Sheet1.A34:Sheet1.B34" chart:class="chart:scatter">
            <chart:data-point chart:repeated="5"/>
          </chart:series>
          <chart:series chart:style-name="ch12" chart:values-cell-range-address="Sheet1.C35:Sheet1.G35" chart:label-cell-address="Sheet1.A35:Sheet1.B35" chart:class="chart:scatter">
            <chart:data-point chart:repeated="5"/>
          </chart:series>
          <chart:series chart:style-name="ch13" chart:values-cell-range-address="Sheet1.C36:Sheet1.G36" chart:label-cell-address="Sheet1.A36:Sheet1.B36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32:Sheet1.G3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C32:Sheet1.G3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text:list>
                  <text:list-item>
                    <text:p>TeardownTree::delete_range()</text:p>
                  </text:list-item>
                  <text:list-item>
                    <text:p/>
                  </text:list-item>
                </text:list>
                <draw:g>
                  <svg:desc>Sheet1.A33:Sheet1.B33</svg:desc>
                </draw:g>
              </table:table-cell>
              <table:table-cell office:value-type="float" office:value="1">
                <text:p>1</text:p>
                <draw:g>
                  <svg:desc>Sheet1.C33:Sheet1.G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text:list>
                  <text:list-item>
                    <text:p>Treap::delete_range()</text:p>
                  </text:list-item>
                  <text:list-item>
                    <text:p/>
                  </text:list-item>
                </text:list>
                <draw:g>
                  <svg:desc>Sheet1.A34:Sheet1.B34</svg:desc>
                </draw:g>
              </table:table-cell>
              <table:table-cell office:value-type="float" office:value="22.4932718185313">
                <text:p>22.4932718185313</text:p>
                <draw:g>
                  <svg:desc>Sheet1.C34:Sheet1.G34</svg:desc>
                </draw:g>
              </table:table-cell>
              <table:table-cell office:value-type="float" office:value="24.7423859263331">
                <text:p>24.7423859263331</text:p>
              </table:table-cell>
              <table:table-cell office:value-type="float" office:value="26.0511901134247">
                <text:p>26.0511901134247</text:p>
              </table:table-cell>
              <table:table-cell office:value-type="float" office:value="20.1769127369357">
                <text:p>20.1769127369357</text:p>
              </table:table-cell>
              <table:table-cell office:value-type="float" office:value="23.9314045547517">
                <text:p>23.9314045547517</text:p>
              </table:table-cell>
            </table:table-row>
            <table:table-row>
              <table:table-cell office:value-type="string">
                <text:p>BtreeSet::remove()</text:p>
                <text:list>
                  <text:list-item>
                    <text:p>BtreeSet::remove()</text:p>
                  </text:list-item>
                  <text:list-item>
                    <text:p/>
                  </text:list-item>
                </text:list>
                <draw:g>
                  <svg:desc>Sheet1.A35:Sheet1.B35</svg:desc>
                </draw:g>
              </table:table-cell>
              <table:table-cell office:value-type="float" office:value="10.2733564013841">
                <text:p>10.2733564013841</text:p>
                <draw:g>
                  <svg:desc>Sheet1.C35:Sheet1.G35</svg:desc>
                </draw:g>
              </table:table-cell>
              <table:table-cell office:value-type="float" office:value="16.0956569543705">
                <text:p>16.0956569543705</text:p>
              </table:table-cell>
              <table:table-cell office:value-type="float" office:value="16.9261317081429">
                <text:p>16.9261317081429</text:p>
              </table:table-cell>
              <table:table-cell office:value-type="float" office:value="14.5561158857463">
                <text:p>14.5561158857463</text:p>
              </table:table-cell>
              <table:table-cell office:value-type="float" office:value="15.0729726471151">
                <text:p>15.0729726471151</text:p>
              </table:table-cell>
            </table:table-row>
            <table:table-row>
              <table:table-cell office:value-type="string">
                <text:p>TeardownTree::delete()</text:p>
                <text:list>
                  <text:list-item>
                    <text:p>TeardownTree::delete()</text:p>
                  </text:list-item>
                  <text:list-item>
                    <text:p/>
                  </text:list-item>
                </text:list>
                <draw:g>
                  <svg:desc>Sheet1.A36:Sheet1.B36</svg:desc>
                </draw:g>
              </table:table-cell>
              <table:table-cell office:value-type="float" office:value="11.3717800845829">
                <text:p>11.3717800845829</text:p>
                <draw:g>
                  <svg:desc>Sheet1.C36:Sheet1.G36</svg:desc>
                </draw:g>
              </table:table-cell>
              <table:table-cell office:value-type="float" office:value="14.4809602345611">
                <text:p>14.4809602345611</text:p>
              </table:table-cell>
              <table:table-cell office:value-type="float" office:value="14.7769121381412">
                <text:p>14.7769121381412</text:p>
              </table:table-cell>
              <table:table-cell office:value-type="float" office:value="11.6654203347514">
                <text:p>11.6654203347514</text:p>
              </table:table-cell>
              <table:table-cell office:value-type="float" office:value="11.5961721323461">
                <text:p>11.5961721323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row-mapping="0 1 2 3" chart:style-name="ch1">
        <chart:title svg:x="5.282cm" svg:y="0.268cm" chart:style-name="ch2">
          <text:p>Teardown in bulks of 100 items</text:p>
        </chart:title>
        <chart:legend chart:legend-position="end" svg:x="11.609cm" svg:y="2.269cm" style:legend-expansion="high" chart:style-name="ch3"/>
        <chart:plot-area chart:style-name="ch4" table:cell-range-address="Sheet1.A56:Sheet1.G60" chart:data-source-has-labels="both" svg:x="1.387cm" svg:y="1.285cm" svg:width="9.873cm" svg:height="4.205cm">
          <chartooo:coordinate-region svg:x="2.299cm" svg:y="1.484cm" svg:width="8.032cm" svg:height="3.359cm"/>
          <chart:axis chart:dimension="x" chart:name="primary-x" chart:style-name="ch5" chartooo:axis-type="auto">
            <chart:title svg:x="6.147cm" svg:y="5.623cm" chart:style-name="ch6">
              <text:p>N</text:p>
            </chart:title>
            <chart:categories table:cell-range-address="Sheet1.B56:Sheet1.G56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57:Sheet1.G57" chart:label-cell-address="Sheet1.A57:Sheet1.A57" chart:class="chart:scatter">
            <chart:domain table:cell-range-address="Sheet1.B56:Sheet1.G56"/>
            <chart:data-point chart:repeated="6"/>
          </chart:series>
          <chart:series chart:style-name="ch11" chart:values-cell-range-address="Sheet1.B58:Sheet1.G58" chart:label-cell-address="Sheet1.A58:Sheet1.A58" chart:class="chart:scatter">
            <chart:data-point chart:repeated="6"/>
          </chart:series>
          <chart:series chart:style-name="ch12" chart:values-cell-range-address="Sheet1.B59:Sheet1.G59" chart:label-cell-address="Sheet1.A59:Sheet1.A59" chart:class="chart:scatter">
            <chart:data-point chart:repeated="6"/>
          </chart:series>
          <chart:series chart:style-name="ch13" chart:values-cell-range-address="Sheet1.B60:Sheet1.G60" chart:label-cell-address="Sheet1.A60:Sheet1.A6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56:Sheet1.G5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56:Sheet1.G5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Sheet1.A57:Sheet1.A57</svg:desc>
                </draw:g>
              </table:table-cell>
              <table:table-cell office:value-type="float" office:value="1">
                <text:p>1</text:p>
                <draw:g>
                  <svg:desc>Sheet1.B57:Sheet1.G5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58:Sheet1.A58</svg:desc>
                </draw:g>
              </table:table-cell>
              <table:table-cell office:value-type="float" office:value="11.6463878326996">
                <text:p>11.6463878326996</text:p>
                <draw:g>
                  <svg:desc>Sheet1.B58:Sheet1.G58</svg:desc>
                </draw:g>
              </table:table-cell>
              <table:table-cell office:value-type="float" office:value="9.57457133613717">
                <text:p>9.57457133613717</text:p>
              </table:table-cell>
              <table:table-cell office:value-type="float" office:value="10.4439016076805">
                <text:p>10.4439016076805</text:p>
              </table:table-cell>
              <table:table-cell office:value-type="float" office:value="9.18505759750601">
                <text:p>9.18505759750601</text:p>
              </table:table-cell>
              <table:table-cell office:value-type="float" office:value="8.98828423019328">
                <text:p>8.98828423019328</text:p>
              </table:table-cell>
              <table:table-cell office:value-type="float" office:value="9.89666399867333">
                <text:p>9.89666399867333</text:p>
              </table:table-cell>
            </table:table-row>
            <table:table-row>
              <table:table-cell office:value-type="string">
                <text:p>BtreeSet::remove()</text:p>
                <draw:g>
                  <svg:desc>Sheet1.A59:Sheet1.A59</svg:desc>
                </draw:g>
              </table:table-cell>
              <table:table-cell office:value-type="float" office:value="7.9277566539924">
                <text:p>7.9277566539924</text:p>
                <draw:g>
                  <svg:desc>Sheet1.B59:Sheet1.G59</svg:desc>
                </draw:g>
              </table:table-cell>
              <table:table-cell office:value-type="float" office:value="10.8570042057587">
                <text:p>10.8570042057587</text:p>
              </table:table-cell>
              <table:table-cell office:value-type="float" office:value="13.0892461512242">
                <text:p>13.0892461512242</text:p>
              </table:table-cell>
              <table:table-cell office:value-type="float" office:value="12.264671839952">
                <text:p>12.264671839952</text:p>
              </table:table-cell>
              <table:table-cell office:value-type="float" office:value="10.1722565496862">
                <text:p>10.1722565496862</text:p>
              </table:table-cell>
              <table:table-cell office:value-type="float" office:value="8.11624528835677">
                <text:p>8.11624528835677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60:Sheet1.A60</svg:desc>
                </draw:g>
              </table:table-cell>
              <table:table-cell office:value-type="float" office:value="4.31558935361217">
                <text:p>4.31558935361217</text:p>
                <draw:g>
                  <svg:desc>Sheet1.B60:Sheet1.G60</svg:desc>
                </draw:g>
              </table:table-cell>
              <table:table-cell office:value-type="float" office:value="10.1779359430605">
                <text:p>10.1779359430605</text:p>
              </table:table-cell>
              <table:table-cell office:value-type="float" office:value="11.6988581491791">
                <text:p>11.6988581491791</text:p>
              </table:table-cell>
              <table:table-cell office:value-type="float" office:value="9.94091978591554">
                <text:p>9.94091978591554</text:p>
              </table:table-cell>
              <table:table-cell office:value-type="float" office:value="8.17759992533802">
                <text:p>8.17759992533802</text:p>
              </table:table-cell>
              <table:table-cell office:value-type="float" office:value="6.5272353019943">
                <text:p>6.5272353019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49cm" svg:height="6.618cm" xlink:href=".." xlink:type="simple" chart:class="chart:scatter" chart:row-mapping="0 1 2 3" chart:style-name="ch1">
        <chart:title svg:x="4.262cm" svg:y="0.268cm" chart:style-name="ch2">
          <text:p>Full refill/teardown in bulks of 100 items</text:p>
        </chart:title>
        <chart:legend chart:legend-position="end" svg:x="11.607cm" svg:y="2.263cm" style:legend-expansion="high" chart:style-name="ch3"/>
        <chart:plot-area chart:style-name="ch4" table:cell-range-address="Sheet1.A10:Sheet1.G14" chart:data-source-has-labels="both" svg:x="1.386cm" svg:y="1.285cm" svg:width="9.873cm" svg:height="4.193cm">
          <chartooo:coordinate-region svg:x="2.484cm" svg:y="1.485cm" svg:width="8.032cm" svg:height="3.346cm"/>
          <chart:axis chart:dimension="x" chart:name="primary-x" chart:style-name="ch5" chartooo:axis-type="auto">
            <chart:title svg:x="6.146cm" svg:y="5.611cm" chart:style-name="ch6">
              <text:p>N</text:p>
            </chart:title>
            <chart:categories table:cell-range-address="Sheet1.B10:Sheet1.G10"/>
          </chart:axis>
          <chart:axis chart:dimension="y" chart:name="primary-y" chart:style-name="ch7">
            <chart:title svg:x="0.451cm" svg:y="4.404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11:Sheet1.G11" chart:label-cell-address="Sheet1.A11:Sheet1.A11" chart:class="chart:scatter">
            <chart:domain table:cell-range-address="Sheet1.B10:Sheet1.G10"/>
            <chart:data-point chart:repeated="6"/>
          </chart:series>
          <chart:series chart:style-name="ch11" chart:values-cell-range-address="Sheet1.B12:Sheet1.G12" chart:label-cell-address="Sheet1.A12:Sheet1.A12" chart:class="chart:scatter">
            <chart:data-point chart:repeated="6"/>
          </chart:series>
          <chart:series chart:style-name="ch12" chart:values-cell-range-address="Sheet1.B13:Sheet1.G13" chart:label-cell-address="Sheet1.A13:Sheet1.A13" chart:class="chart:scatter">
            <chart:data-point chart:repeated="6"/>
          </chart:series>
          <chart:series chart:style-name="ch13" chart:values-cell-range-address="Sheet1.B14:Sheet1.G14" chart:label-cell-address="Sheet1.A14:Sheet1.A14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0:Sheet1.G10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10:Sheet1.G10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Sheet1.A11:Sheet1.A11</svg:desc>
                </draw:g>
              </table:table-cell>
              <table:table-cell office:value-type="float" office:value="1">
                <text:p>1</text:p>
                <draw:g>
                  <svg:desc>Sheet1.B11:Sheet1.G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12:Sheet1.A12</svg:desc>
                </draw:g>
              </table:table-cell>
              <table:table-cell office:value-type="float" office:value="23.7727272727273">
                <text:p>23.7727272727273</text:p>
                <draw:g>
                  <svg:desc>Sheet1.B12:Sheet1.G12</svg:desc>
                </draw:g>
              </table:table-cell>
              <table:table-cell office:value-type="float" office:value="19.8556034482759">
                <text:p>19.8556034482759</text:p>
              </table:table-cell>
              <table:table-cell office:value-type="float" office:value="19.9584537669845">
                <text:p>19.9584537669845</text:p>
              </table:table-cell>
              <table:table-cell office:value-type="float" office:value="18.4577246516098">
                <text:p>18.4577246516098</text:p>
              </table:table-cell>
              <table:table-cell office:value-type="float" office:value="14.564057357415">
                <text:p>14.564057357415</text:p>
              </table:table-cell>
              <table:table-cell office:value-type="float" office:value="13.74922298713">
                <text:p>13.74922298713</text:p>
              </table:table-cell>
            </table:table-row>
            <table:table-row>
              <table:table-cell office:value-type="string">
                <text:p>BtreeSet::remove()</text:p>
                <draw:g>
                  <svg:desc>Sheet1.A13:Sheet1.A13</svg:desc>
                </draw:g>
              </table:table-cell>
              <table:table-cell office:value-type="float" office:value="9.48251748251748">
                <text:p>9.48251748251748</text:p>
                <draw:g>
                  <svg:desc>Sheet1.B13:Sheet1.G13</svg:desc>
                </draw:g>
              </table:table-cell>
              <table:table-cell office:value-type="float" office:value="12.2090517241379">
                <text:p>12.2090517241379</text:p>
              </table:table-cell>
              <table:table-cell office:value-type="float" office:value="14.3010075906967">
                <text:p>14.3010075906967</text:p>
              </table:table-cell>
              <table:table-cell office:value-type="float" office:value="13.264394121416">
                <text:p>13.264394121416</text:p>
              </table:table-cell>
              <table:table-cell office:value-type="float" office:value="10.5870367108953">
                <text:p>10.5870367108953</text:p>
              </table:table-cell>
              <table:table-cell office:value-type="float" office:value="8.66485310762102">
                <text:p>8.66485310762102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14:Sheet1.A14</svg:desc>
                </draw:g>
              </table:table-cell>
              <table:table-cell office:value-type="float" office:value="4.04895104895105">
                <text:p>4.04895104895105</text:p>
                <draw:g>
                  <svg:desc>Sheet1.B14:Sheet1.G14</svg:desc>
                </draw:g>
              </table:table-cell>
              <table:table-cell office:value-type="float" office:value="9.73429802955665">
                <text:p>9.73429802955665</text:p>
              </table:table-cell>
              <table:table-cell office:value-type="float" office:value="11.1748831681029">
                <text:p>11.1748831681029</text:p>
              </table:table-cell>
              <table:table-cell office:value-type="float" office:value="9.4757928880346">
                <text:p>9.4757928880346</text:p>
              </table:table-cell>
              <table:table-cell office:value-type="float" office:value="7.43400062243194">
                <text:p>7.43400062243194</text:p>
              </table:table-cell>
              <table:table-cell office:value-type="float" office:value="6.07447691971397">
                <text:p>6.074476919713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5.149cm" svg:y="0.268cm" chart:style-name="ch2">
          <text:p>Teardown in bulks of 1000 items</text:p>
        </chart:title>
        <chart:legend chart:legend-position="end" svg:x="14.969cm" svg:y="2.269cm" style:legend-expansion="high" chart:style-name="ch3"/>
        <chart:plot-area chart:style-name="ch4" table:cell-range-address="Sheet1.B77:Sheet1.G81 Sheet1.A97:Sheet1.A100" chart:data-source-has-labels="both" svg:x="1.387cm" svg:y="1.285cm" svg:width="13.233cm" svg:height="4.205cm">
          <chartooo:coordinate-region svg:x="2.299cm" svg:y="1.484cm" svg:width="11.392cm" svg:height="3.359cm"/>
          <chart:axis chart:dimension="x" chart:name="primary-x" chart:style-name="ch5" chartooo:axis-type="auto">
            <chart:title svg:x="7.827cm" svg:y="5.623cm" chart:style-name="ch6">
              <text:p>N</text:p>
            </chart:title>
            <chart:categories table:cell-range-address="Sheet1.B77:Sheet1.G77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78:Sheet1.G78" chart:label-cell-address="Sheet1.A97:Sheet1.A97" chart:class="chart:scatter">
            <chart:domain table:cell-range-address="Sheet1.B77:Sheet1.G77"/>
            <chart:data-point chart:repeated="6"/>
          </chart:series>
          <chart:series chart:style-name="ch11" chart:values-cell-range-address="Sheet1.B79:Sheet1.G79" chart:label-cell-address="Sheet1.A98:Sheet1.A98" chart:class="chart:scatter">
            <chart:data-point chart:repeated="6"/>
          </chart:series>
          <chart:series chart:style-name="ch12" chart:values-cell-range-address="Sheet1.B80:Sheet1.G80" chart:label-cell-address="Sheet1.A99:Sheet1.A99" chart:class="chart:scatter">
            <chart:data-point chart:repeated="6"/>
          </chart:series>
          <chart:series chart:style-name="ch13" chart:values-cell-range-address="Sheet1.B81:Sheet1.G81" chart:label-cell-address="Sheet1.A100:Sheet1.A10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77:Sheet1.G7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7:Sheet1.G7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/>
                <draw:g>
                  <svg:desc>Sheet1.A97:Sheet1.A97</svg:desc>
                </draw:g>
              </table:table-cell>
              <table:table-cell office:value-type="float" office:value="NaN">
                <text:p>NaN</text:p>
                <draw:g>
                  <svg:desc>Sheet1.B78:Sheet1.G7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  <draw:g>
                  <svg:desc>Sheet1.A98:Sheet1.A98</svg:desc>
                </draw:g>
              </table:table-cell>
              <table:table-cell office:value-type="float" office:value="NaN">
                <text:p>NaN</text:p>
                <draw:g>
                  <svg:desc>Sheet1.B79:Sheet1.G79</svg:desc>
                </draw:g>
              </table:table-cell>
              <table:table-cell office:value-type="float" office:value="9.65998363338789">
                <text:p>9.65998363338789</text:p>
              </table:table-cell>
              <table:table-cell office:value-type="float" office:value="11.9323963567839">
                <text:p>11.9323963567839</text:p>
              </table:table-cell>
              <table:table-cell office:value-type="float" office:value="10.4854028689377">
                <text:p>10.4854028689377</text:p>
              </table:table-cell>
              <table:table-cell office:value-type="float" office:value="10.5429866698478">
                <text:p>10.5429866698478</text:p>
              </table:table-cell>
              <table:table-cell office:value-type="float" office:value="16.4727651402156">
                <text:p>16.4727651402156</text:p>
              </table:table-cell>
            </table:table-row>
            <table:table-row>
              <table:table-cell office:value-type="string">
                <text:p/>
                <draw:g>
                  <svg:desc>Sheet1.A99:Sheet1.A99</svg:desc>
                </draw:g>
              </table:table-cell>
              <table:table-cell office:value-type="float" office:value="NaN">
                <text:p>NaN</text:p>
                <draw:g>
                  <svg:desc>Sheet1.B80:Sheet1.G80</svg:desc>
                </draw:g>
              </table:table-cell>
              <table:table-cell office:value-type="float" office:value="8.43903436988543">
                <text:p>8.43903436988543</text:p>
              </table:table-cell>
              <table:table-cell office:value-type="float" office:value="14.5485631281407">
                <text:p>14.5485631281407</text:p>
              </table:table-cell>
              <table:table-cell office:value-type="float" office:value="15.5221518517419">
                <text:p>15.5221518517419</text:p>
              </table:table-cell>
              <table:table-cell office:value-type="float" office:value="14.6420314958212">
                <text:p>14.6420314958212</text:p>
              </table:table-cell>
              <table:table-cell office:value-type="float" office:value="15.1316007690505">
                <text:p>15.1316007690505</text:p>
              </table:table-cell>
            </table:table-row>
            <table:table-row>
              <table:table-cell office:value-type="string">
                <text:p/>
                <draw:g>
                  <svg:desc>Sheet1.A100:Sheet1.A100</svg:desc>
                </draw:g>
              </table:table-cell>
              <table:table-cell office:value-type="float" office:value="NaN">
                <text:p>NaN</text:p>
                <draw:g>
                  <svg:desc>Sheet1.B81:Sheet1.G81</svg:desc>
                </draw:g>
              </table:table-cell>
              <table:table-cell office:value-type="float" office:value="12.0380523731588">
                <text:p>12.0380523731588</text:p>
              </table:table-cell>
              <table:table-cell office:value-type="float" office:value="15.4404836683417">
                <text:p>15.4404836683417</text:p>
              </table:table-cell>
              <table:table-cell office:value-type="float" office:value="16.1057698019067">
                <text:p>16.1057698019067</text:p>
              </table:table-cell>
              <table:table-cell office:value-type="float" office:value="14.0756024907518">
                <text:p>14.0756024907518</text:p>
              </table:table-cell>
              <table:table-cell office:value-type="float" office:value="13.991332450321">
                <text:p>13.9913324503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